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8.3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8.68mm"/>
    </style:style>
    <style:style style:name="co4" style:family="table-column">
      <style:table-column-properties fo:break-before="auto" style:column-width="41.0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2" style:family="table-cell" style:parent-style-name="Default" style:data-style-name="N2"/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85.79mm" svg:height="59.1mm" svg:x="269.74mm" svg:y="10.47mm">
            <draw:object draw:notify-on-update-of-ranges="Tabelle1.C16:Tabelle1.C26 Tabelle1.D16:Tabelle1.D26 Tabelle1.E16:Tabelle1.E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31.71mm" svg:height="79.3mm" svg:x="202.38mm" svg:y="239.68mm">
            <draw:object draw:notify-on-update-of-ranges="Tabelle1.E86:Tabelle1.E9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37.34mm" svg:height="78.38mm" svg:x="169.96mm" svg:y="76.04mm">
            <draw:object draw:notify-on-update-of-ranges="Tabelle1.E28:Tabelle1.E3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81.61mm" svg:height="37.81mm" svg:x="94.54mm" svg:y="22.73mm">
            <draw:object draw:notify-on-update-of-ranges="Tabelle1.E1:Tabelle1.E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02.55mm" svg:height="84.71mm" svg:x="302.64mm" svg:y="87.43mm">
            <draw:object draw:notify-on-update-of-ranges="Tabelle1.C16:Tabelle1.C2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60.12mm" svg:height="89.95mm" svg:x="417.51mm" svg:y="88.69mm">
            <draw:object draw:notify-on-update-of-ranges="Tabelle1.F16:Tabelle1.F38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Count0</text:p>
          </table:table-cell>
          <table:table-cell office:value-type="string" calcext:value-type="string">
            <text:p>model siz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1</text:p>
          </table:table-cell>
          <table:table-cell table:formula="of:=36/25" office:value-type="float" office:value="1.44" calcext:value-type="float">
            <text:p>1,44</text:p>
          </table:table-cell>
          <table:table-cell office:value-type="float" office:value="14272" calcext:value-type="float">
            <text:p>1427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²</text:p>
          </table:table-cell>
          <table:table-cell table:formula="of:=504/25" office:value-type="float" office:value="20.16" calcext:value-type="float">
            <text:p>20,16</text:p>
          </table:table-cell>
          <table:table-cell office:value-type="float" office:value="5856" calcext:value-type="float">
            <text:p>585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³</text:p>
          </table:table-cell>
          <table:table-cell table:formula="of:=18939/100" office:value-type="float" office:value="189.39" calcext:value-type="float">
            <text:p>189,39</text:p>
          </table:table-cell>
          <table:table-cell office:value-type="float" office:value="2704" calcext:value-type="float">
            <text:p>270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4</text:p>
          </table:table-cell>
          <table:table-cell table:formula="of:=33891/20" office:value-type="float" office:value="1694.55" calcext:value-type="float">
            <text:p>1694,55</text:p>
          </table:table-cell>
          <table:table-cell office:value-type="float" office:value="1344" calcext:value-type="float">
            <text:p>1344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B4/C5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4]/[.F5]" office:value-type="string" office:string-value="" calcext:value-type="error">
            <text:p>#DIV/0!</text:p>
          </table:table-cell>
          <table:table-cell table:formula="of:=[.F4]/[.G5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232" calcext:value-type="float">
            <text:p>1232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F7]/[.F8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unt0</text:p>
          </table:table-cell>
          <table:table-cell office:value-type="string" calcext:value-type="string">
            <text:p>model size</text:p>
          </table:table-cell>
          <table:table-cell table:number-columns-repeated="3"/>
          <table:table-cell office:value-type="string" calcext:value-type="string">
            <text:p>BatchSize</text:p>
          </table:table-cell>
          <table:table-cell office:value-type="string" calcext:value-type="string">
            <text:p>snl</text:p>
          </table:table-cell>
          <table:table-cell table:number-columns-repeated="2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S: 1</text:p>
          </table:table-cell>
          <table:table-cell table:number-columns-repeated="8"/>
        </table:table-row>
        <table:table-row table:style-name="ro1">
          <table:table-cell office:value-type="float" office:value="7642" calcext:value-type="float">
            <text:p>7642</text:p>
          </table:table-cell>
          <table:table-cell office:value-type="float" office:value="41472" calcext:value-type="float">
            <text:p>41472</text:p>
          </table:table-cell>
          <table:table-cell table:style-name="ce2" table:formula="of:=[.A16]/[.D16]" office:value-type="float" office:value="7642" calcext:value-type="float">
            <text:p>7642,00</text:p>
          </table:table-cell>
          <table:table-cell office:value-type="float" office:value="1" calcext:value-type="float">
            <text:p>1</text:p>
          </table:table-cell>
          <table:table-cell table:formula="of:=[.C16]/[.F16]" office:value-type="float" office:value="0.53545403587444" calcext:value-type="float">
            <text:p>0,53545403587444</text:p>
          </table:table-cell>
          <table:table-cell office:value-type="float" office:value="14272" calcext:value-type="float">
            <text:p>14272</text:p>
          </table:table-cell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office:value-type="float" office:value="14650" calcext:value-type="float">
            <text:p>14650</text:p>
          </table:table-cell>
          <table:table-cell office:value-type="float" office:value="76800" calcext:value-type="float">
            <text:p>76800</text:p>
          </table:table-cell>
          <table:table-cell table:style-name="ce2" table:formula="of:=[.A17]/[.D17]" office:value-type="float" office:value="7325" calcext:value-type="float">
            <text:p>7325,00</text:p>
          </table:table-cell>
          <table:table-cell office:value-type="float" office:value="2" calcext:value-type="float">
            <text:p>2</text:p>
          </table:table-cell>
          <table:table-cell table:formula="of:=[.C17]/[.F17]" office:value-type="float" office:value="0.830875680580762" calcext:value-type="float">
            <text:p>0,830875680580762</text:p>
          </table:table-cell>
          <table:table-cell office:value-type="float" office:value="8816" calcext:value-type="float">
            <text:p>8816</text:p>
          </table:table-cell>
          <table:table-cell office:value-type="float" office:value="123" calcext:value-type="float">
            <text:p>123</text:p>
          </table:table-cell>
          <table:table-cell office:value-type="float" office:value="6520" calcext:value-type="float">
            <text:p>6520</text:p>
          </table:table-cell>
          <table:table-cell table:formula="of:=[.F18]/[.H17]" office:value-type="float" office:value="0.998773006134969" calcext:value-type="float">
            <text:p>0,998773006134969</text:p>
          </table:table-cell>
        </table:table-row>
        <table:table-row table:style-name="ro1">
          <table:table-cell office:value-type="float" office:value="21658" calcext:value-type="float">
            <text:p>21658</text:p>
          </table:table-cell>
          <table:table-cell office:value-type="float" office:value="112128" calcext:value-type="float">
            <text:p>112128</text:p>
          </table:table-cell>
          <table:table-cell table:style-name="ce2" table:formula="of:=[.A18]/[.D18]" office:value-type="float" office:value="7219.33333333333" calcext:value-type="float">
            <text:p>7219,33</text:p>
          </table:table-cell>
          <table:table-cell office:value-type="float" office:value="3" calcext:value-type="float">
            <text:p>3</text:p>
          </table:table-cell>
          <table:table-cell table:formula="of:=[.C18]/[.F18]" office:value-type="float" office:value="1.10861998361998" calcext:value-type="float">
            <text:p>1,10861998361998</text:p>
          </table:table-cell>
          <table:table-cell office:value-type="float" office:value="6512" calcext:value-type="float">
            <text:p>6512</text:p>
          </table:table-cell>
          <table:table-cell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office:value-type="float" office:value="28666" calcext:value-type="float">
            <text:p>28666</text:p>
          </table:table-cell>
          <table:table-cell office:value-type="float" office:value="147456" calcext:value-type="float">
            <text:p>147456</text:p>
          </table:table-cell>
          <table:table-cell table:style-name="ce2" table:formula="of:=[.A19]/[.D19]" office:value-type="float" office:value="7166.5" calcext:value-type="float">
            <text:p>7166,50</text:p>
          </table:table-cell>
          <table:table-cell office:value-type="float" office:value="4" calcext:value-type="float">
            <text:p>4</text:p>
          </table:table-cell>
          <table:table-cell table:formula="of:=[.C19]/[.F19]" office:value-type="float" office:value="1.41295347003155" calcext:value-type="float">
            <text:p>1,41295347003155</text:p>
          </table:table-cell>
          <table:table-cell office:value-type="float" office:value="5072" calcext:value-type="float">
            <text:p>5072</text:p>
          </table:table-cell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35674" calcext:value-type="float">
            <text:p>35674</text:p>
          </table:table-cell>
          <table:table-cell office:value-type="float" office:value="182784" calcext:value-type="float">
            <text:p>182784</text:p>
          </table:table-cell>
          <table:table-cell table:style-name="ce2" table:formula="of:=[.A20]/[.D20]" office:value-type="float" office:value="7134.8" calcext:value-type="float">
            <text:p>7134,80</text:p>
          </table:table-cell>
          <table:table-cell office:value-type="float" office:value="5" calcext:value-type="float">
            <text:p>5</text:p>
          </table:table-cell>
          <table:table-cell table:formula="of:=[.C20]/[.F20]" office:value-type="float" office:value="1.69553231939164" calcext:value-type="float">
            <text:p>1,69553231939164</text:p>
          </table:table-cell>
          <table:table-cell office:value-type="float" office:value="4208" calcext:value-type="float">
            <text:p>4208</text:p>
          </table:table-cell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float" office:value="42682" calcext:value-type="float">
            <text:p>42682</text:p>
          </table:table-cell>
          <table:table-cell office:value-type="float" office:value="218112" calcext:value-type="float">
            <text:p>218112</text:p>
          </table:table-cell>
          <table:table-cell table:style-name="ce2" table:formula="of:=[.A21]/[.D21]" office:value-type="float" office:value="7113.66666666667" calcext:value-type="float">
            <text:p>7113,67</text:p>
          </table:table-cell>
          <table:table-cell office:value-type="float" office:value="6" calcext:value-type="float">
            <text:p>6</text:p>
          </table:table-cell>
          <table:table-cell table:formula="of:=[.C21]/[.F21]" office:value-type="float" office:value="1.99374065769806" calcext:value-type="float">
            <text:p>1,99374065769806</text:p>
          </table:table-cell>
          <table:table-cell office:value-type="float" office:value="3568" calcext:value-type="float">
            <text:p>3568</text:p>
          </table:table-cell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float" office:value="49690" calcext:value-type="float">
            <text:p>49690</text:p>
          </table:table-cell>
          <table:table-cell office:value-type="float" office:value="253440" calcext:value-type="float">
            <text:p>253440</text:p>
          </table:table-cell>
          <table:table-cell table:style-name="ce2" table:formula="of:=[.A22]/[.D22]" office:value-type="float" office:value="7098.57142857143" calcext:value-type="float">
            <text:p>7098,57</text:p>
          </table:table-cell>
          <table:table-cell office:value-type="float" office:value="7" calcext:value-type="float">
            <text:p>7</text:p>
          </table:table-cell>
          <table:table-cell table:formula="of:=[.C22]/[.F22]" office:value-type="float" office:value="2.27518315018315" calcext:value-type="float">
            <text:p>2,27518315018315</text:p>
          </table:table-cell>
          <table:table-cell office:value-type="float" office:value="3120" calcext:value-type="float">
            <text:p>3120</text:p>
          </table:table-cell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float" office:value="56698" calcext:value-type="float">
            <text:p>56698</text:p>
          </table:table-cell>
          <table:table-cell office:value-type="float" office:value="288768" calcext:value-type="float">
            <text:p>288768</text:p>
          </table:table-cell>
          <table:table-cell table:style-name="ce2" table:formula="of:=[.A23]/[.D23]" office:value-type="float" office:value="7087.25" calcext:value-type="float">
            <text:p>7087,25</text:p>
          </table:table-cell>
          <table:table-cell office:value-type="float" office:value="8" calcext:value-type="float">
            <text:p>8</text:p>
          </table:table-cell>
          <table:table-cell table:formula="of:=[.C23]/[.F23]" office:value-type="float" office:value="2.59036915204678" calcext:value-type="float">
            <text:p>2,59036915204678</text:p>
          </table:table-cell>
          <table:table-cell office:value-type="float" office:value="2736" calcext:value-type="float">
            <text:p>2736</text:p>
          </table:table-cell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63706" calcext:value-type="float">
            <text:p>63706</text:p>
          </table:table-cell>
          <table:table-cell office:value-type="float" office:value="324096" calcext:value-type="float">
            <text:p>324096</text:p>
          </table:table-cell>
          <table:table-cell table:style-name="ce2" table:formula="of:=[.A24]/[.D24]" office:value-type="float" office:value="7078.44444444444" calcext:value-type="float">
            <text:p>7078,44</text:p>
          </table:table-cell>
          <table:table-cell office:value-type="float" office:value="9" calcext:value-type="float">
            <text:p>9</text:p>
          </table:table-cell>
          <table:table-cell table:formula="of:=[.C24]/[.F24]" office:value-type="float" office:value="2.87274531024531" calcext:value-type="float">
            <text:p>2,87274531024531</text:p>
          </table:table-cell>
          <table:table-cell office:value-type="float" office:value="2464" calcext:value-type="float">
            <text:p>2464</text:p>
          </table:table-cell>
          <table:table-cell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 office:value-type="float" office:value="70714" calcext:value-type="float">
            <text:p>70714</text:p>
          </table:table-cell>
          <table:table-cell office:value-type="float" office:value="359424" calcext:value-type="float">
            <text:p>359424</text:p>
          </table:table-cell>
          <table:table-cell table:style-name="ce2" table:formula="of:=[.A25]/[.D25]" office:value-type="float" office:value="7071.4" calcext:value-type="float">
            <text:p>7071,40</text:p>
          </table:table-cell>
          <table:table-cell office:value-type="float" office:value="10" calcext:value-type="float">
            <text:p>10</text:p>
          </table:table-cell>
          <table:table-cell table:formula="of:=[.C25]/[.F25]" office:value-type="float" office:value="3.17958633093525" calcext:value-type="float">
            <text:p>3,17958633093525</text:p>
          </table:table-cell>
          <table:table-cell office:value-type="float" office:value="2224" calcext:value-type="float">
            <text:p>2224</text:p>
          </table:table-cell>
          <table:table-cell table:style-name="ce1" office:value-type="string" calcext:value-type="string">
            <text:p>1;10;3</text:p>
          </table:table-cell>
          <table:table-cell table:number-columns-repeated="2"/>
        </table:table-row>
        <table:table-row table:style-name="ro1">
          <table:table-cell office:value-type="float" office:value="77722" calcext:value-type="float">
            <text:p>77722</text:p>
          </table:table-cell>
          <table:table-cell office:value-type="float" office:value="394752" calcext:value-type="float">
            <text:p>394752</text:p>
          </table:table-cell>
          <table:table-cell table:style-name="ce2" table:formula="of:=[.A26]/[.D26]" office:value-type="float" office:value="7065.63636363636" calcext:value-type="float">
            <text:p>7065,64</text:p>
          </table:table-cell>
          <table:table-cell office:value-type="float" office:value="11" calcext:value-type="float">
            <text:p>11</text:p>
          </table:table-cell>
          <table:table-cell table:formula="of:=[.C26]/[.F26]" office:value-type="float" office:value="3.44833399884644" calcext:value-type="float">
            <text:p>3,44833399884644</text:p>
          </table:table-cell>
          <table:table-cell office:value-type="float" office:value="2049" calcext:value-type="float">
            <text:p>2049</text:p>
          </table:table-cell>
          <table:table-cell table:style-name="ce1" office:value-type="string" calcext:value-type="string">
            <text:p>1;11;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: 2</text:p>
          </table:table-cell>
          <table:table-cell table:number-columns-repeated="8"/>
        </table:table-row>
        <table:table-row table:style-name="ro1">
          <table:table-cell office:value-type="float" office:value="31034" calcext:value-type="float">
            <text:p>31034</text:p>
          </table:table-cell>
          <table:table-cell office:value-type="float" office:value="141824" calcext:value-type="float">
            <text:p>141824</text:p>
          </table:table-cell>
          <table:table-cell table:formula="of:=[.A28]/[.D28]/10000" office:value-type="float" office:value="3.1034" calcext:value-type="float">
            <text:p>3,1034</text:p>
          </table:table-cell>
          <table:table-cell office:value-type="float" office:value="1" calcext:value-type="float">
            <text:p>1</text:p>
          </table:table-cell>
          <table:table-cell table:formula="of:=[.C28]/[.F28]*10000" office:value-type="float" office:value="5.2995218579235" calcext:value-type="float">
            <text:p>5,2995218579235</text:p>
          </table:table-cell>
          <table:table-cell office:value-type="float" office:value="5856" calcext:value-type="float">
            <text:p>5856</text:p>
          </table:table-cell>
          <table:table-cell office:value-type="float" office:value="213" calcext:value-type="float">
            <text:p>213</text:p>
          </table:table-cell>
          <table:table-cell table:number-columns-repeated="2"/>
        </table:table-row>
        <table:table-row table:style-name="ro1">
          <table:table-cell office:value-type="float" office:value="65882" calcext:value-type="float">
            <text:p>65882</text:p>
          </table:table-cell>
          <table:table-cell office:value-type="float" office:value="295424" calcext:value-type="float">
            <text:p>295424</text:p>
          </table:table-cell>
          <table:table-cell table:formula="of:=[.A29]/[.D29]/10000" office:value-type="float" office:value="3.2941" calcext:value-type="float">
            <text:p>3,2941</text:p>
          </table:table-cell>
          <table:table-cell office:value-type="float" office:value="2" calcext:value-type="float">
            <text:p>2</text:p>
          </table:table-cell>
          <table:table-cell table:formula="of:=[.C29]/[.F29]*10000" office:value-type="float" office:value="9.89813701923077" calcext:value-type="float">
            <text:p>9,89813701923077</text:p>
          </table:table-cell>
          <table:table-cell office:value-type="float" office:value="3328" calcext:value-type="float">
            <text:p>3328</text:p>
          </table:table-cell>
          <table:table-cell office:value-type="float" office:value="223" calcext:value-type="float">
            <text:p>223</text:p>
          </table:table-cell>
          <table:table-cell table:number-columns-repeated="2"/>
        </table:table-row>
        <table:table-row table:style-name="ro1">
          <table:table-cell office:value-type="float" office:value="100730" calcext:value-type="float">
            <text:p>100730</text:p>
          </table:table-cell>
          <table:table-cell office:value-type="float" office:value="449024" calcext:value-type="float">
            <text:p>449024</text:p>
          </table:table-cell>
          <table:table-cell table:formula="of:=[.A30]/[.D30]/10000" office:value-type="float" office:value="3.35766666666667" calcext:value-type="float">
            <text:p>3,35766666666667</text:p>
          </table:table-cell>
          <table:table-cell office:value-type="float" office:value="3" calcext:value-type="float">
            <text:p>3</text:p>
          </table:table-cell>
          <table:table-cell table:formula="of:=[.C30]/[.F30]*10000" office:value-type="float" office:value="14.1793355855856" calcext:value-type="float">
            <text:p>14,1793355855856</text:p>
          </table:table-cell>
          <table:table-cell office:value-type="float" office:value="2368" calcext:value-type="float">
            <text:p>2368</text:p>
          </table:table-cell>
          <table:table-cell office:value-type="float" office:value="233" calcext:value-type="float">
            <text:p>233</text:p>
          </table:table-cell>
          <table:table-cell table:number-columns-repeated="2"/>
        </table:table-row>
        <table:table-row table:style-name="ro1">
          <table:table-cell office:value-type="float" office:value="135578" calcext:value-type="float">
            <text:p>135578</text:p>
          </table:table-cell>
          <table:table-cell office:value-type="float" office:value="602624" calcext:value-type="float">
            <text:p>602624</text:p>
          </table:table-cell>
          <table:table-cell table:formula="of:=[.A31]/[.D31]/10000" office:value-type="float" office:value="3.38945" calcext:value-type="float">
            <text:p>3,38945</text:p>
          </table:table-cell>
          <table:table-cell office:value-type="float" office:value="4" calcext:value-type="float">
            <text:p>4</text:p>
          </table:table-cell>
          <table:table-cell table:formula="of:=[.C31]/[.F31]*10000" office:value-type="float" office:value="18.7469579646018" calcext:value-type="float">
            <text:p>18,7469579646018</text:p>
          </table:table-cell>
          <table:table-cell office:value-type="float" office:value="1808" calcext:value-type="float">
            <text:p>1808</text:p>
          </table:table-cell>
          <table:table-cell office:value-type="float" office:value="243" calcext:value-type="float">
            <text:p>243</text:p>
          </table:table-cell>
          <table:table-cell table:number-columns-repeated="2"/>
        </table:table-row>
        <table:table-row table:style-name="ro1">
          <table:table-cell office:value-type="float" office:value="170426" calcext:value-type="float">
            <text:p>170426</text:p>
          </table:table-cell>
          <table:table-cell office:value-type="float" office:value="756224" calcext:value-type="float">
            <text:p>756224</text:p>
          </table:table-cell>
          <table:table-cell table:formula="of:=[.A32]/[.D32]/10000" office:value-type="float" office:value="3.40852" calcext:value-type="float">
            <text:p>3,40852</text:p>
          </table:table-cell>
          <table:table-cell office:value-type="float" office:value="5" calcext:value-type="float">
            <text:p>5</text:p>
          </table:table-cell>
          <table:table-cell table:formula="of:=[.C32]/[.F32]*10000" office:value-type="float" office:value="22.9067204301075" calcext:value-type="float">
            <text:p>22,9067204301075</text:p>
          </table:table-cell>
          <table:table-cell office:value-type="float" office:value="1488" calcext:value-type="float">
            <text:p>1488</text:p>
          </table:table-cell>
          <table:table-cell office:value-type="float" office:value="253" calcext:value-type="float">
            <text:p>253</text:p>
          </table:table-cell>
          <table:table-cell table:number-columns-repeated="2"/>
        </table:table-row>
        <table:table-row table:style-name="ro1">
          <table:table-cell office:value-type="float" office:value="205274" calcext:value-type="float">
            <text:p>205274</text:p>
          </table:table-cell>
          <table:table-cell office:value-type="float" office:value="909824" calcext:value-type="float">
            <text:p>909824</text:p>
          </table:table-cell>
          <table:table-cell table:formula="of:=[.A33]/[.D33]/10000" office:value-type="float" office:value="3.42123333333333" calcext:value-type="float">
            <text:p>3,42123333333333</text:p>
          </table:table-cell>
          <table:table-cell office:value-type="float" office:value="6" calcext:value-type="float">
            <text:p>6</text:p>
          </table:table-cell>
          <table:table-cell table:formula="of:=[.C33]/[.F33]*10000" office:value-type="float" office:value="27.7697510822511" calcext:value-type="float">
            <text:p>27,7697510822511</text:p>
          </table:table-cell>
          <table:table-cell office:value-type="float" office:value="1232" calcext:value-type="float">
            <text:p>1232</text:p>
          </table:table-cell>
          <table:table-cell office:value-type="float" office:value="263" calcext:value-type="float">
            <text:p>263</text:p>
          </table:table-cell>
          <table:table-cell table:number-columns-repeated="2"/>
        </table:table-row>
        <table:table-row table:style-name="ro1">
          <table:table-cell office:value-type="float" office:value="240122" calcext:value-type="float">
            <text:p>240122</text:p>
          </table:table-cell>
          <table:table-cell office:value-type="float" office:value="1063424" calcext:value-type="float">
            <text:p>1063424</text:p>
          </table:table-cell>
          <table:table-cell table:formula="of:=[.A34]/[.D34]/10000" office:value-type="float" office:value="3.43031428571429" calcext:value-type="float">
            <text:p>3,43031428571429</text:p>
          </table:table-cell>
          <table:table-cell office:value-type="float" office:value="7" calcext:value-type="float">
            <text:p>7</text:p>
          </table:table-cell>
          <table:table-cell table:formula="of:=[.C34]/[.F34]*10000" office:value-type="float" office:value="31.9992004264392" calcext:value-type="float">
            <text:p>31,9992004264392</text:p>
          </table:table-cell>
          <table:table-cell office:value-type="float" office:value="1072" calcext:value-type="float">
            <text:p>1072</text:p>
          </table:table-cell>
          <table:table-cell office:value-type="float" office:value="273" calcext:value-type="float">
            <text:p>273</text:p>
          </table:table-cell>
          <table:table-cell table:number-columns-repeated="2"/>
        </table:table-row>
        <table:table-row table:style-name="ro1">
          <table:table-cell office:value-type="float" office:value="274970" calcext:value-type="float">
            <text:p>274970</text:p>
          </table:table-cell>
          <table:table-cell office:value-type="float" office:value="1217024" calcext:value-type="float">
            <text:p>1217024</text:p>
          </table:table-cell>
          <table:table-cell table:formula="of:=[.A35]/[.D35]/10000" office:value-type="float" office:value="3.437125" calcext:value-type="float">
            <text:p>3,437125</text:p>
          </table:table-cell>
          <table:table-cell office:value-type="float" office:value="8" calcext:value-type="float">
            <text:p>8</text:p>
          </table:table-cell>
          <table:table-cell table:formula="of:=[.C35]/[.F35]*10000" office:value-type="float" office:value="36.4102224576271" calcext:value-type="float">
            <text:p>36,4102224576271</text:p>
          </table:table-cell>
          <table:table-cell office:value-type="float" office:value="944" calcext:value-type="float">
            <text:p>944</text:p>
          </table:table-cell>
          <table:table-cell table:number-columns-repeated="3"/>
        </table:table-row>
        <table:table-row table:style-name="ro1">
          <table:table-cell office:value-type="float" office:value="309818" calcext:value-type="float">
            <text:p>309818</text:p>
          </table:table-cell>
          <table:table-cell office:value-type="float" office:value="1370624" calcext:value-type="float">
            <text:p>1370624</text:p>
          </table:table-cell>
          <table:table-cell table:formula="of:=[.A36]/[.D36]/10000" office:value-type="float" office:value="3.44242222222222" calcext:value-type="float">
            <text:p>3,44242222222222</text:p>
          </table:table-cell>
          <table:table-cell office:value-type="float" office:value="9" calcext:value-type="float">
            <text:p>9</text:p>
          </table:table-cell>
          <table:table-cell table:formula="of:=[.C36]/[.F36]*10000" office:value-type="float" office:value="40.5946016771488" calcext:value-type="float">
            <text:p>40,5946016771488</text:p>
          </table:table-cell>
          <table:table-cell office:value-type="float" office:value="848" calcext:value-type="float">
            <text:p>848</text:p>
          </table:table-cell>
          <table:table-cell table:number-columns-repeated="3"/>
        </table:table-row>
        <table:table-row table:style-name="ro1">
          <table:table-cell office:value-type="float" office:value="344666" calcext:value-type="float">
            <text:p>344666</text:p>
          </table:table-cell>
          <table:table-cell office:value-type="float" office:value="1524224" calcext:value-type="float">
            <text:p>1524224</text:p>
          </table:table-cell>
          <table:table-cell table:formula="of:=[.A37]/[.D37]/10000" office:value-type="float" office:value="3.44666" calcext:value-type="float">
            <text:p>3,44666</text:p>
          </table:table-cell>
          <table:table-cell office:value-type="float" office:value="10" calcext:value-type="float">
            <text:p>10</text:p>
          </table:table-cell>
          <table:table-cell table:formula="of:=[.C37]/[.F37]*10000" office:value-type="float" office:value="45.8332446808511" calcext:value-type="float">
            <text:p>45,8332446808511</text:p>
          </table:table-cell>
          <table:table-cell office:value-type="float" office:value="752" calcext:value-type="float">
            <text:p>752</text:p>
          </table:table-cell>
          <table:table-cell table:number-columns-repeated="3"/>
        </table:table-row>
        <table:table-row table:style-name="ro1">
          <table:table-cell office:value-type="float" office:value="379514" calcext:value-type="float">
            <text:p>379514</text:p>
          </table:table-cell>
          <table:table-cell office:value-type="float" office:value="1677824" calcext:value-type="float">
            <text:p>1677824</text:p>
          </table:table-cell>
          <table:table-cell table:formula="of:=[.A38]/[.D38]/10000" office:value-type="float" office:value="3.45012727272727" calcext:value-type="float">
            <text:p>3,45012727272727</text:p>
          </table:table-cell>
          <table:table-cell office:value-type="float" office:value="11" calcext:value-type="float">
            <text:p>11</text:p>
          </table:table-cell>
          <table:table-cell table:formula="of:=[.C38]/[.F38]*10000" office:value-type="float" office:value="50.1471987315011" calcext:value-type="float">
            <text:p>50,1471987315011</text:p>
          </table:table-cell>
          <table:table-cell office:value-type="float" office:value="688" calcext:value-type="float">
            <text:p>688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: 3</text:p>
          </table:table-cell>
          <table:table-cell table:number-columns-repeated="8"/>
        </table:table-row>
        <table:table-row table:style-name="ro1">
          <table:table-cell office:value-type="float" office:value="123898" calcext:value-type="float">
            <text:p>123898</text:p>
          </table:table-cell>
          <table:table-cell office:value-type="float" office:value="519168" calcext:value-type="float">
            <text:p>519168</text:p>
          </table:table-cell>
          <table:table-cell table:formula="of:=[.A41]/[.D41]/10000" office:value-type="float" office:value="12.3898" calcext:value-type="float">
            <text:p>12,3898</text:p>
          </table:table-cell>
          <table:table-cell office:value-type="float" office:value="1" calcext:value-type="float">
            <text:p>1</text:p>
          </table:table-cell>
          <table:table-cell table:formula="of:=[.C41]/[.F41]*10000" office:value-type="float" office:value="45.8202662721893" calcext:value-type="float">
            <text:p>45,8202662721893</text:p>
          </table:table-cell>
          <table:table-cell office:value-type="float" office:value="2704" calcext:value-type="float">
            <text:p>2704</text:p>
          </table:table-cell>
          <table:table-cell table:number-columns-repeated="3"/>
        </table:table-row>
        <table:table-row table:style-name="ro1">
          <table:table-cell office:value-type="float" office:value="269722" calcext:value-type="float">
            <text:p>269722</text:p>
          </table:table-cell>
          <table:table-cell office:value-type="float" office:value="1122816" calcext:value-type="float">
            <text:p>1122816</text:p>
          </table:table-cell>
          <table:table-cell table:formula="of:=[.A42]/[.D42]/10000" office:value-type="float" office:value="13.4861" calcext:value-type="float">
            <text:p>13,4861</text:p>
          </table:table-cell>
          <table:table-cell office:value-type="float" office:value="2" calcext:value-type="float">
            <text:p>2</text:p>
          </table:table-cell>
          <table:table-cell table:formula="of:=[.C42]/[.F42]*10000" office:value-type="float" office:value="91.6175271739131" calcext:value-type="float">
            <text:p>91,6175271739131</text:p>
          </table:table-cell>
          <table:table-cell office:value-type="float" office:value="1472" calcext:value-type="float">
            <text:p>1472</text:p>
          </table:table-cell>
          <table:table-cell table:number-columns-repeated="3"/>
        </table:table-row>
        <table:table-row table:style-name="ro1">
          <table:table-cell office:value-type="float" office:value="415546" calcext:value-type="float">
            <text:p>415546</text:p>
          </table:table-cell>
          <table:table-cell office:value-type="float" office:value="1726464" calcext:value-type="float">
            <text:p>1726464</text:p>
          </table:table-cell>
          <table:table-cell table:formula="of:=[.A43]/[.D43]/10000" office:value-type="float" office:value="13.8515333333333" calcext:value-type="float">
            <text:p>13,8515333333333</text:p>
          </table:table-cell>
          <table:table-cell office:value-type="float" office:value="3" calcext:value-type="float">
            <text:p>3</text:p>
          </table:table-cell>
          <table:table-cell table:formula="of:=[.C43]/[.F43]*10000" office:value-type="float" office:value="135.268880208333" calcext:value-type="float">
            <text:p>135,268880208333</text:p>
          </table:table-cell>
          <table:table-cell office:value-type="float" office:value="1024" calcext:value-type="float">
            <text:p>1024</text:p>
          </table:table-cell>
          <table:table-cell table:number-columns-repeated="3"/>
        </table:table-row>
        <table:table-row table:style-name="ro1">
          <table:table-cell office:value-type="float" office:value="561370" calcext:value-type="float">
            <text:p>561370</text:p>
          </table:table-cell>
          <table:table-cell office:value-type="float" office:value="2330112" calcext:value-type="float">
            <text:p>2330112</text:p>
          </table:table-cell>
          <table:table-cell table:formula="of:=[.A44]/[.D44]/10000" office:value-type="float" office:value="14.03425" calcext:value-type="float">
            <text:p>14,03425</text:p>
          </table:table-cell>
          <table:table-cell office:value-type="float" office:value="4" calcext:value-type="float">
            <text:p>4</text:p>
          </table:table-cell>
          <table:table-cell table:formula="of:=[.C44]/[.F44]*10000" office:value-type="float" office:value="179.008290816327" calcext:value-type="float">
            <text:p>179,008290816327</text:p>
          </table:table-cell>
          <table:table-cell office:value-type="float" office:value="784" calcext:value-type="float">
            <text:p>784</text:p>
          </table:table-cell>
          <table:table-cell table:number-columns-repeated="3"/>
        </table:table-row>
        <table:table-row table:style-name="ro1">
          <table:table-cell office:value-type="float" office:value="707194" calcext:value-type="float">
            <text:p>707194</text:p>
          </table:table-cell>
          <table:table-cell office:value-type="float" office:value="2933760" calcext:value-type="float">
            <text:p>2933760</text:p>
          </table:table-cell>
          <table:table-cell table:formula="of:=[.A45]/[.D45]/10000" office:value-type="float" office:value="14.14388" calcext:value-type="float">
            <text:p>14,14388</text:p>
          </table:table-cell>
          <table:table-cell office:value-type="float" office:value="5" calcext:value-type="float">
            <text:p>5</text:p>
          </table:table-cell>
          <table:table-cell table:formula="of:=[.C45]/[.F45]*10000" office:value-type="float" office:value="226.664743589744" calcext:value-type="float">
            <text:p>226,664743589744</text:p>
          </table:table-cell>
          <table:table-cell office:value-type="float" office:value="624" calcext:value-type="float">
            <text:p>624</text:p>
          </table:table-cell>
          <table:table-cell office:value-type="float" office:value="949.56" calcext:value-type="float">
            <text:p>949,56</text:p>
          </table:table-cell>
          <table:table-cell table:formula="of:=[.E45]/[.G45]" office:value-type="float" office:value="0.238705025053439" calcext:value-type="float">
            <text:p>0,238705025053439</text:p>
          </table:table-cell>
          <table:table-cell/>
        </table:table-row>
        <table:table-row table:style-name="ro1">
          <table:table-cell office:value-type="float" office:value="853018" calcext:value-type="float">
            <text:p>853018</text:p>
          </table:table-cell>
          <table:table-cell office:value-type="float" office:value="3537408" calcext:value-type="float">
            <text:p>3537408</text:p>
          </table:table-cell>
          <table:table-cell table:formula="of:=[.A46]/[.D46]/10000" office:value-type="float" office:value="14.2169666666667" calcext:value-type="float">
            <text:p>14,2169666666667</text:p>
          </table:table-cell>
          <table:table-cell office:value-type="float" office:value="6" calcext:value-type="float">
            <text:p>6</text:p>
          </table:table-cell>
          <table:table-cell table:formula="of:=[.C46]/[.F46]*10000" office:value-type="float" office:value="269.260732323232" calcext:value-type="float">
            <text:p>269,260732323232</text:p>
          </table:table-cell>
          <table:table-cell office:value-type="float" office:value="528" calcext:value-type="float">
            <text:p>528</text:p>
          </table:table-cell>
          <table:table-cell table:number-columns-repeated="3"/>
        </table:table-row>
        <table:table-row table:style-name="ro1">
          <table:table-cell office:value-type="float" office:value="998842" calcext:value-type="float">
            <text:p>998842</text:p>
          </table:table-cell>
          <table:table-cell office:value-type="float" office:value="4141056" calcext:value-type="float">
            <text:p>4141056</text:p>
          </table:table-cell>
          <table:table-cell table:formula="of:=[.A47]/[.D47]/10000" office:value-type="float" office:value="14.2691714285714" calcext:value-type="float">
            <text:p>14,2691714285714</text:p>
          </table:table-cell>
          <table:table-cell office:value-type="float" office:value="7" calcext:value-type="float">
            <text:p>7</text:p>
          </table:table-cell>
          <table:table-cell table:formula="of:=[.C47]/[.F47]*10000" office:value-type="float" office:value="307.525246305419" calcext:value-type="float">
            <text:p>307,525246305419</text:p>
          </table:table-cell>
          <table:table-cell office:value-type="float" office:value="464" calcext:value-type="float">
            <text:p>464</text:p>
          </table:table-cell>
          <table:table-cell table:number-columns-repeated="3"/>
        </table:table-row>
        <table:table-row table:style-name="ro1">
          <table:table-cell office:value-type="float" office:value="1144666" calcext:value-type="float">
            <text:p>1144666</text:p>
          </table:table-cell>
          <table:table-cell office:value-type="float" office:value="4744704" calcext:value-type="float">
            <text:p>4744704</text:p>
          </table:table-cell>
          <table:table-cell table:formula="of:=[.A48]/[.D48]/10000" office:value-type="float" office:value="14.308325" calcext:value-type="float">
            <text:p>14,308325</text:p>
          </table:table-cell>
          <table:table-cell office:value-type="float" office:value="8" calcext:value-type="float">
            <text:p>8</text:p>
          </table:table-cell>
          <table:table-cell table:formula="of:=[.C48]/[.F48]*10000" office:value-type="float" office:value="357.708125" calcext:value-type="float">
            <text:p>357,708125</text:p>
          </table:table-cell>
          <table:table-cell office:value-type="float" office:value="400" calcext:value-type="float">
            <text:p>400</text:p>
          </table:table-cell>
          <table:table-cell table:number-columns-repeated="3"/>
        </table:table-row>
        <table:table-row table:style-name="ro1">
          <table:table-cell office:value-type="float" office:value="1290490" calcext:value-type="float">
            <text:p>1290490</text:p>
          </table:table-cell>
          <table:table-cell office:value-type="float" office:value="5348352" calcext:value-type="float">
            <text:p>5348352</text:p>
          </table:table-cell>
          <table:table-cell table:formula="of:=[.A49]/[.D49]/10000" office:value-type="float" office:value="14.3387777777778" calcext:value-type="float">
            <text:p>14,3387777777778</text:p>
          </table:table-cell>
          <table:table-cell office:value-type="float" office:value="9" calcext:value-type="float">
            <text:p>9</text:p>
          </table:table-cell>
          <table:table-cell table:formula="of:=[.C49]/[.F49]*10000" office:value-type="float" office:value="407.351641414141" calcext:value-type="float">
            <text:p>407,351641414141</text:p>
          </table:table-cell>
          <table:table-cell office:value-type="float" office:value="352" calcext:value-type="float">
            <text:p>352</text:p>
          </table:table-cell>
          <table:table-cell table:number-columns-repeated="3"/>
        </table:table-row>
        <table:table-row table:style-name="ro1">
          <table:table-cell office:value-type="float" office:value="1436314" calcext:value-type="float">
            <text:p>1436314</text:p>
          </table:table-cell>
          <table:table-cell office:value-type="float" office:value="5952000" calcext:value-type="float">
            <text:p>5952000</text:p>
          </table:table-cell>
          <table:table-cell table:formula="of:=[.A50]/[.D50]/10000" office:value-type="float" office:value="14.36314" calcext:value-type="float">
            <text:p>14,36314</text:p>
          </table:table-cell>
          <table:table-cell office:value-type="float" office:value="10" calcext:value-type="float">
            <text:p>10</text:p>
          </table:table-cell>
          <table:table-cell table:formula="of:=[.C50]/[.F50]*10000" office:value-type="float" office:value="448.848125" calcext:value-type="float">
            <text:p>448,848125</text:p>
          </table:table-cell>
          <table:table-cell office:value-type="float" office:value="320" calcext:value-type="float">
            <text:p>320</text:p>
          </table:table-cell>
          <table:table-cell table:number-columns-repeated="3"/>
        </table:table-row>
        <table:table-row table:style-name="ro1">
          <table:table-cell office:value-type="float" office:value="1582138" calcext:value-type="float">
            <text:p>1582138</text:p>
          </table:table-cell>
          <table:table-cell office:value-type="float" office:value="6555648" calcext:value-type="float">
            <text:p>6555648</text:p>
          </table:table-cell>
          <table:table-cell table:formula="of:=[.A51]/[.D51]/10000" office:value-type="float" office:value="14.3830727272727" calcext:value-type="float">
            <text:p>14,3830727272727</text:p>
          </table:table-cell>
          <table:table-cell office:value-type="float" office:value="11" calcext:value-type="float">
            <text:p>11</text:p>
          </table:table-cell>
          <table:table-cell table:formula="of:=[.C51]/[.F51]*10000" office:value-type="float" office:value="499.412247474747" calcext:value-type="float">
            <text:p>499,412247474747</text:p>
          </table:table-cell>
          <table:table-cell office:value-type="float" office:value="288" calcext:value-type="float">
            <text:p>288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: 4</text:p>
          </table:table-cell>
          <table:table-cell table:number-columns-repeated="8"/>
        </table:table-row>
        <table:table-row table:style-name="ro1">
          <table:table-cell office:value-type="float" office:value="493946" calcext:value-type="float">
            <text:p>493946</text:p>
          </table:table-cell>
          <table:table-cell office:value-type="float" office:value="2003968" calcext:value-type="float">
            <text:p>2003968</text:p>
          </table:table-cell>
          <table:table-cell table:formula="of:=[.A54]/[.D54]/10000" office:value-type="float" office:value="49.3946" calcext:value-type="float">
            <text:p>49,3946</text:p>
          </table:table-cell>
          <table:table-cell office:value-type="float" office:value="1" calcext:value-type="float">
            <text:p>1</text:p>
          </table:table-cell>
          <table:table-cell table:formula="of:=[.C54]/[.F54]*10000" office:value-type="float" office:value="367.519345238095" calcext:value-type="float">
            <text:p>367,519345238095</text:p>
          </table:table-cell>
          <table:table-cell office:value-type="float" office:value="1344" calcext:value-type="float">
            <text:p>1344</text:p>
          </table:table-cell>
          <table:table-cell table:number-columns-repeated="3"/>
        </table:table-row>
        <table:table-row table:style-name="ro1">
          <table:table-cell office:value-type="float" office:value="1082906" calcext:value-type="float">
            <text:p>1082906</text:p>
          </table:table-cell>
          <table:table-cell office:value-type="float" office:value="4384768" calcext:value-type="float">
            <text:p>4384768</text:p>
          </table:table-cell>
          <table:table-cell table:formula="of:=[.A55]/[.D55]/10000" office:value-type="float" office:value="54.1453" calcext:value-type="float">
            <text:p>54,1453</text:p>
          </table:table-cell>
          <table:table-cell office:value-type="float" office:value="2" calcext:value-type="float">
            <text:p>2</text:p>
          </table:table-cell>
          <table:table-cell table:formula="of:=[.C55]/[.F55]*10000" office:value-type="float" office:value="786.995639534884" calcext:value-type="float">
            <text:p>786,995639534884</text:p>
          </table:table-cell>
          <table:table-cell office:value-type="float" office:value="688" calcext:value-type="float">
            <text:p>688</text:p>
          </table:table-cell>
          <table:table-cell table:number-columns-repeated="3"/>
        </table:table-row>
        <table:table-row table:style-name="ro1">
          <table:table-cell office:value-type="float" office:value="1671866" calcext:value-type="float">
            <text:p>1671866</text:p>
          </table:table-cell>
          <table:table-cell office:value-type="float" office:value="6765568" calcext:value-type="float">
            <text:p>6765568</text:p>
          </table:table-cell>
          <table:table-cell table:formula="of:=[.A56]/[.D56]/10000" office:value-type="float" office:value="55.7288666666667" calcext:value-type="float">
            <text:p>55,7288666666667</text:p>
          </table:table-cell>
          <table:table-cell office:value-type="float" office:value="3" calcext:value-type="float">
            <text:p>3</text:p>
          </table:table-cell>
          <table:table-cell table:formula="of:=[.C56]/[.F56]*10000" office:value-type="float" office:value="1161.01805555556" calcext:value-type="float">
            <text:p>1161,01805555556</text:p>
          </table:table-cell>
          <table:table-cell office:value-type="float" office:value="480" calcext:value-type="float">
            <text:p>480</text:p>
          </table:table-cell>
          <table:table-cell table:number-columns-repeated="3"/>
        </table:table-row>
        <table:table-row table:style-name="ro1">
          <table:table-cell office:value-type="float" office:value="2260826" calcext:value-type="float">
            <text:p>2260826</text:p>
          </table:table-cell>
          <table:table-cell office:value-type="float" office:value="9146368" calcext:value-type="float">
            <text:p>9146368</text:p>
          </table:table-cell>
          <table:table-cell table:formula="of:=[.A57]/[.D57]/10000" office:value-type="float" office:value="56.52065" calcext:value-type="float">
            <text:p>56,52065</text:p>
          </table:table-cell>
          <table:table-cell office:value-type="float" office:value="4" calcext:value-type="float">
            <text:p>4</text:p>
          </table:table-cell>
          <table:table-cell table:formula="of:=[.C57]/[.F57]*10000" office:value-type="float" office:value="1535.88722826087" calcext:value-type="float">
            <text:p>1535,88722826087</text:p>
          </table:table-cell>
          <table:table-cell office:value-type="float" office:value="368" calcext:value-type="float">
            <text:p>368</text:p>
          </table:table-cell>
          <table:table-cell table:number-columns-repeated="3"/>
        </table:table-row>
        <table:table-row table:style-name="ro1">
          <table:table-cell office:value-type="float" office:value="2840786" calcext:value-type="float">
            <text:p>2840786</text:p>
          </table:table-cell>
          <table:table-cell office:value-type="float" office:value="11527168" calcext:value-type="float">
            <text:p>11527168</text:p>
          </table:table-cell>
          <table:table-cell table:formula="of:=[.A58]/[.D58]/10000" office:value-type="float" office:value="56.81572" calcext:value-type="float">
            <text:p>56,81572</text:p>
          </table:table-cell>
          <table:table-cell office:value-type="float" office:value="5" calcext:value-type="float">
            <text:p>5</text:p>
          </table:table-cell>
          <table:table-cell table:formula="of:=[.C58]/[.F58]*10000" office:value-type="float" office:value="1972.76805555556" calcext:value-type="float">
            <text:p>1972,76805555556</text:p>
          </table:table-cell>
          <table:table-cell office:value-type="float" office:value="288" calcext:value-type="float">
            <text:p>288</text:p>
          </table:table-cell>
          <table:table-cell table:number-columns-repeated="3"/>
        </table:table-row>
        <table:table-row table:style-name="ro1">
          <table:table-cell office:value-type="float" office:value="3438746" calcext:value-type="float">
            <text:p>3438746</text:p>
          </table:table-cell>
          <table:table-cell office:value-type="float" office:value="13907968" calcext:value-type="float">
            <text:p>13907968</text:p>
          </table:table-cell>
          <table:table-cell table:formula="of:=[.A59]/[.D59]/10000" office:value-type="float" office:value="57.3124333333333" calcext:value-type="float">
            <text:p>57,3124333333333</text:p>
          </table:table-cell>
          <table:table-cell office:value-type="float" office:value="6" calcext:value-type="float">
            <text:p>6</text:p>
          </table:table-cell>
          <table:table-cell table:formula="of:=[.C59]/[.F59]*10000" office:value-type="float" office:value="2388.01805555556" calcext:value-type="float">
            <text:p>2388,01805555556</text:p>
          </table:table-cell>
          <table:table-cell office:value-type="float" office:value="240" calcext:value-type="float">
            <text:p>240</text:p>
          </table:table-cell>
          <table:table-cell table:number-columns-repeated="3"/>
        </table:table-row>
        <table:table-row table:style-name="ro1">
          <table:table-cell office:value-type="float" office:value="4027706" calcext:value-type="float">
            <text:p>4027706</text:p>
          </table:table-cell>
          <table:table-cell office:value-type="float" office:value="16288768" calcext:value-type="float">
            <text:p>16288768</text:p>
          </table:table-cell>
          <table:table-cell table:formula="of:=[.A60]/[.D60]/10000" office:value-type="float" office:value="57.5386571428571" calcext:value-type="float">
            <text:p>57,5386571428571</text:p>
          </table:table-cell>
          <table:table-cell office:value-type="float" office:value="7" calcext:value-type="float">
            <text:p>7</text:p>
          </table:table-cell>
          <table:table-cell table:formula="of:=[.C60]/[.F60]*10000" office:value-type="float" office:value="2766.28159340659" calcext:value-type="float">
            <text:p>2766,28159340659</text:p>
          </table:table-cell>
          <table:table-cell office:value-type="float" office:value="208" calcext:value-type="float">
            <text:p>208</text:p>
          </table:table-cell>
          <table:table-cell table:number-columns-repeated="3"/>
        </table:table-row>
        <table:table-row table:style-name="ro1">
          <table:table-cell office:value-type="float" office:value="4616666" calcext:value-type="float">
            <text:p>4616666</text:p>
          </table:table-cell>
          <table:table-cell office:value-type="float" office:value="18669568" calcext:value-type="float">
            <text:p>18669568</text:p>
          </table:table-cell>
          <table:table-cell table:formula="of:=[.A61]/[.D61]/10000" office:value-type="float" office:value="57.708325" calcext:value-type="float">
            <text:p>57,708325</text:p>
          </table:table-cell>
          <table:table-cell office:value-type="float" office:value="8" calcext:value-type="float">
            <text:p>8</text:p>
          </table:table-cell>
          <table:table-cell table:formula="of:=[.C61]/[.F61]*10000" office:value-type="float" office:value="3278.88210227273" calcext:value-type="float">
            <text:p>3278,88210227273</text:p>
          </table:table-cell>
          <table:table-cell office:value-type="float" office:value="176" calcext:value-type="float">
            <text:p>176</text:p>
          </table:table-cell>
          <table:table-cell table:number-columns-repeated="3"/>
        </table:table-row>
        <table:table-row table:style-name="ro1">
          <table:table-cell office:value-type="float" office:value="5205626" calcext:value-type="float">
            <text:p>5205626</text:p>
          </table:table-cell>
          <table:table-cell office:value-type="float" office:value="21050368" calcext:value-type="float">
            <text:p>21050368</text:p>
          </table:table-cell>
          <table:table-cell table:formula="of:=[.A62]/[.D62]/10000" office:value-type="float" office:value="57.8402888888889" calcext:value-type="float">
            <text:p>57,8402888888889</text:p>
          </table:table-cell>
          <table:table-cell office:value-type="float" office:value="9" calcext:value-type="float">
            <text:p>9</text:p>
          </table:table-cell>
          <table:table-cell table:formula="of:=[.C62]/[.F62]*10000" office:value-type="float" office:value="3615.01805555556" calcext:value-type="float">
            <text:p>3615,01805555556</text:p>
          </table:table-cell>
          <table:table-cell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office:value-type="float" office:value="5794586" calcext:value-type="float">
            <text:p>5794586</text:p>
          </table:table-cell>
          <table:table-cell office:value-type="float" office:value="23431168" calcext:value-type="float">
            <text:p>23431168</text:p>
          </table:table-cell>
          <table:table-cell table:formula="of:=[.A63]/[.D63]/10000" office:value-type="float" office:value="57.94586" calcext:value-type="float">
            <text:p>57,94586</text:p>
          </table:table-cell>
          <table:table-cell office:value-type="float" office:value="10" calcext:value-type="float">
            <text:p>10</text:p>
          </table:table-cell>
          <table:table-cell table:formula="of:=[.C63]/[.F63]*10000" office:value-type="float" office:value="3996.26620689655" calcext:value-type="float">
            <text:p>3996,26620689655</text:p>
          </table:table-cell>
          <table:table-cell office:value-type="float" office:value="145" calcext:value-type="float">
            <text:p>145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: 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3"/></text:p>
          </table:table-cell>
          <table:table-cell office:value-type="string" calcext:value-type="string">
            <text:p>)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: 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: 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 table:number-rows-repeated="4">
          <table:table-cell table:number-columns-repeated="9"/>
        </table:table-row>
        <table:table-row table:style-name="ro1">
          <table:table-cell office:value-type="float" office:value="7642" calcext:value-type="float">
            <text:p>7642</text:p>
          </table:table-cell>
          <table:table-cell office:value-type="float" office:value="41472" calcext:value-type="float">
            <text:p>41472</text:p>
          </table:table-cell>
          <table:table-cell table:formula="of:=LOG([.A86]/[.D86]/1000)" office:value-type="float" office:value="0.88320703335239" calcext:value-type="float">
            <text:p>0,88320703335239</text:p>
          </table:table-cell>
          <table:table-cell office:value-type="float" office:value="1" calcext:value-type="float">
            <text:p>1</text:p>
          </table:table-cell>
          <table:table-cell table:formula="of:=LOG([.C86]/[.F86]*100000)" office:value-type="float" office:value="0.791577681838096" calcext:value-type="float">
            <text:p>0,791577681838096</text:p>
          </table:table-cell>
          <table:table-cell office:value-type="float" office:value="14272" calcext:value-type="float">
            <text:p>14272</text:p>
          </table:table-cell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office:value-type="float" office:value="31034" calcext:value-type="float">
            <text:p>31034</text:p>
          </table:table-cell>
          <table:table-cell office:value-type="float" office:value="141824" calcext:value-type="float">
            <text:p>141824</text:p>
          </table:table-cell>
          <table:table-cell table:formula="of:=LOG([.A87]/[.D87]/1000)" office:value-type="float" office:value="1.1908077601319" calcext:value-type="float">
            <text:p>1,1908077601319</text:p>
          </table:table-cell>
          <table:table-cell office:value-type="float" office:value="2" calcext:value-type="float">
            <text:p>2</text:p>
          </table:table-cell>
          <table:table-cell table:formula="of:=LOG([.C87]/[.F87]*100000)" office:value-type="float" office:value="1.30824058809859" calcext:value-type="float">
            <text:p>1,30824058809859</text:p>
          </table:table-cell>
          <table:table-cell office:value-type="float" office:value="5856" calcext:value-type="float">
            <text:p>5856</text:p>
          </table:table-cell>
          <table:table-cell office:value-type="float" office:value="213" calcext:value-type="float">
            <text:p>213</text:p>
          </table:table-cell>
          <table:table-cell table:number-columns-repeated="2"/>
        </table:table-row>
        <table:table-row table:style-name="ro1">
          <table:table-cell office:value-type="float" office:value="123898" calcext:value-type="float">
            <text:p>123898</text:p>
          </table:table-cell>
          <table:table-cell office:value-type="float" office:value="519168" calcext:value-type="float">
            <text:p>519168</text:p>
          </table:table-cell>
          <table:table-cell table:formula="of:=LOG([.A88]/[.D88]/1000)" office:value-type="float" office:value="1.61594304119656" calcext:value-type="float">
            <text:p>1,61594304119656</text:p>
          </table:table-cell>
          <table:table-cell office:value-type="float" office:value="3" calcext:value-type="float">
            <text:p>3</text:p>
          </table:table-cell>
          <table:table-cell table:formula="of:=LOG([.C88]/[.F88]*100000)" office:value-type="float" office:value="1.77641936141526" calcext:value-type="float">
            <text:p>1,77641936141526</text:p>
          </table:table-cell>
          <table:table-cell office:value-type="float" office:value="2704" calcext:value-type="float">
            <text:p>2704</text:p>
          </table:table-cell>
          <table:table-cell office:value-type="float" office:value="313" calcext:value-type="float">
            <text:p>313</text:p>
          </table:table-cell>
          <table:table-cell table:number-columns-repeated="2"/>
        </table:table-row>
        <table:table-row table:style-name="ro1">
          <table:table-cell office:value-type="float" office:value="493946" calcext:value-type="float">
            <text:p>493946</text:p>
          </table:table-cell>
          <table:table-cell office:value-type="float" office:value="2003968" calcext:value-type="float">
            <text:p>2003968</text:p>
          </table:table-cell>
          <table:table-cell table:formula="of:=LOG([.A89]/[.D89]/1000)" office:value-type="float" office:value="2.09161948151491" calcext:value-type="float">
            <text:p>2,09161948151491</text:p>
          </table:table-cell>
          <table:table-cell office:value-type="float" office:value="4" calcext:value-type="float">
            <text:p>4</text:p>
          </table:table-cell>
          <table:table-cell table:formula="of:=LOG([.C89]/[.F89]*100000)" office:value-type="float" office:value="2.19208340951297" calcext:value-type="float">
            <text:p>2,19208340951297</text:p>
          </table:table-cell>
          <table:table-cell office:value-type="float" office:value="1344" calcext:value-type="float">
            <text:p>1344</text:p>
          </table:table-cell>
          <table:table-cell office:value-type="float" office:value="413" calcext:value-type="float">
            <text:p>413</text:p>
          </table:table-cell>
          <table:table-cell table:number-columns-repeated="2"/>
        </table:table-row>
        <table:table-row table:style-name="ro1">
          <table:table-cell office:value-type="float" office:value="1971322" calcext:value-type="float">
            <text:p>1971322</text:p>
          </table:table-cell>
          <table:table-cell office:value-type="float" office:value="7921152" calcext:value-type="float">
            <text:p>7921152</text:p>
          </table:table-cell>
          <table:table-cell table:formula="of:=LOG([.A90]/[.D90]/1000)" office:value-type="float" office:value="2.59578756433786" calcext:value-type="float">
            <text:p>2,59578756433786</text:p>
          </table:table-cell>
          <table:table-cell office:value-type="float" office:value="5" calcext:value-type="float">
            <text:p>5</text:p>
          </table:table-cell>
          <table:table-cell table:formula="of:=LOG([.C90]/[.F90]*100000)" office:value-type="float" office:value="2.60741111800438" calcext:value-type="float">
            <text:p>2,60741111800438</text:p>
          </table:table-cell>
          <table:table-cell office:value-type="float" office:value="641" calcext:value-type="float">
            <text:p>641</text:p>
          </table:table-cell>
          <table:table-cell office:value-type="float" office:value="513" calcext:value-type="float">
            <text:p>513</text:p>
          </table:table-cell>
          <table:table-cell table:number-columns-repeated="2"/>
        </table:table-row>
        <table:table-row table:style-name="ro1">
          <table:table-cell office:value-type="float" office:value="7875194" calcext:value-type="float">
            <text:p>7875194</text:p>
          </table:table-cell>
          <table:table-cell office:value-type="float" office:value="32467968" calcext:value-type="float">
            <text:p>32467968</text:p>
          </table:table-cell>
          <table:table-cell table:formula="of:=LOG([.A91]/[.D91]/1000)" office:value-type="float" office:value="3.11811001075631" calcext:value-type="float">
            <text:p>3,11811001075631</text:p>
          </table:table-cell>
          <table:table-cell office:value-type="float" office:value="6" calcext:value-type="float">
            <text:p>6</text:p>
          </table:table-cell>
          <table:table-cell table:formula="of:=LOG([.C91]/[.F91]*100000)" office:value-type="float" office:value="3.01101784995786" calcext:value-type="float">
            <text:p>3,01101784995786</text:p>
          </table:table-cell>
          <table:table-cell office:value-type="float" office:value="304" calcext:value-type="float">
            <text:p>304</text:p>
          </table:table-cell>
          <table:table-cell office:value-type="float" office:value="613" calcext:value-type="float">
            <text:p>613</text:p>
          </table:table-cell>
          <table:table-cell table:number-columns-repeated="2"/>
        </table:table-row>
        <table:table-row table:style-name="ro1">
          <table:table-cell office:value-type="float" office:value="31479418" calcext:value-type="float">
            <text:p>31479418</text:p>
          </table:table-cell>
          <table:table-cell office:value-type="float" office:value="126910976" calcext:value-type="float">
            <text:p>126910976</text:p>
          </table:table-cell>
          <table:table-cell table:formula="of:=LOG([.A92]/[.D92]/1000)" office:value-type="float" office:value="3.65292865439307" calcext:value-type="float">
            <text:p>3,65292865439307</text:p>
          </table:table-cell>
          <table:table-cell office:value-type="float" office:value="7" calcext:value-type="float">
            <text:p>7</text:p>
          </table:table-cell>
          <table:table-cell table:formula="of:=LOG([.C92]/[.F92]*100000)" office:value-type="float" office:value="3.40127318782365" calcext:value-type="float">
            <text:p>3,40127318782365</text:p>
          </table:table-cell>
          <table:table-cell office:value-type="float" office:value="145" calcext:value-type="float">
            <text:p>145</text:p>
          </table:table-cell>
          <table:table-cell office:value-type="float" office:value="713" calcext:value-type="float">
            <text:p>71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1">00.00.0000</text:date>, <text:time style:data-style-name="N2" text:time-value="01:22:21.76457796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3T19:57:20.793658513</meta:creation-date>
    <dc:date>2020-03-11T17:44:43.966703009</dc:date>
    <meta:editing-duration>P1DT1H2M1S</meta:editing-duration>
    <meta:editing-cycles>8</meta:editing-cycles>
    <meta:generator>LibreOffice/6.0.7.3$Linux_X86_64 LibreOffice_project/00m0$Build-3</meta:generator>
    <meta:document-statistic meta:table-count="1" meta:cell-count="374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58cm" svg:height="5.911cm" xlink:href=".." xlink:type="simple" chart:class="chart:line" chart:style-name="ch1">
        <chart:legend svg:x="6.949cm" svg:y="2.536cm" style:legend-expansion="custom" chartooo:width="1.63cm" chartooo:height="0.753cm" style:legend-expansion-aspect-ratio="2.16467463479416" chart:style-name="ch2"/>
        <chart:plot-area chart:style-name="ch3" table:cell-range-address="Tabelle1.C16:Tabelle1.E26" svg:x="0.318cm" svg:y="0.153cm" svg:width="6.795cm" svg:height="5.963cm">
          <chartooo:coordinate-region svg:x="0.754cm" svg:y="0.352cm" svg:width="6.173cm" svg:height="5.1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C16:Tabelle1.C26" chart:class="chart:line">
            <chart:data-point chart:repeated="11"/>
          </chart:series>
          <chart:series chart:style-name="ch7" chart:values-cell-range-address="Tabelle1.D16:Tabelle1.D26" chart:class="chart:line">
            <chart:data-point chart:repeated="11"/>
          </chart:series>
          <chart:series chart:style-name="ch8" chart:values-cell-range-address="Tabelle1.E16:Tabelle1.E26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  <table:table-cell office:value-type="string">
                <text:p>Spalte D</text:p>
              </table:table-cell>
              <table:table-cell office:value-type="string">
                <text:p>Spalte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642">
                <text:p>7642</text:p>
                <draw:g>
                  <svg:desc>Tabelle1.C16:Tabelle1.C26</svg:desc>
                </draw:g>
              </table:table-cell>
              <table:table-cell office:value-type="float" office:value="1">
                <text:p>1</text:p>
                <draw:g>
                  <svg:desc>Tabelle1.D16:Tabelle1.D26</svg:desc>
                </draw:g>
              </table:table-cell>
              <table:table-cell office:value-type="float" office:value="0.53545403587444">
                <text:p>0.53545403587444</text:p>
                <draw:g>
                  <svg:desc>Tabelle1.E16:Tabelle1.E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325">
                <text:p>7325</text:p>
              </table:table-cell>
              <table:table-cell office:value-type="float" office:value="2">
                <text:p>2</text:p>
              </table:table-cell>
              <table:table-cell office:value-type="float" office:value="0.830875680580762">
                <text:p>0.8308756805807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219.33333333333">
                <text:p>7219.33333333333</text:p>
              </table:table-cell>
              <table:table-cell office:value-type="float" office:value="3">
                <text:p>3</text:p>
              </table:table-cell>
              <table:table-cell office:value-type="float" office:value="1.10861998361998">
                <text:p>1.108619983619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166.5">
                <text:p>7166.5</text:p>
              </table:table-cell>
              <table:table-cell office:value-type="float" office:value="4">
                <text:p>4</text:p>
              </table:table-cell>
              <table:table-cell office:value-type="float" office:value="1.41295347003155">
                <text:p>1.412953470031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134.8">
                <text:p>7134.8</text:p>
              </table:table-cell>
              <table:table-cell office:value-type="float" office:value="5">
                <text:p>5</text:p>
              </table:table-cell>
              <table:table-cell office:value-type="float" office:value="1.69553231939164">
                <text:p>1.695532319391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113.66666666667">
                <text:p>7113.66666666667</text:p>
              </table:table-cell>
              <table:table-cell office:value-type="float" office:value="6">
                <text:p>6</text:p>
              </table:table-cell>
              <table:table-cell office:value-type="float" office:value="1.99374065769806">
                <text:p>1.993740657698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98.57142857143">
                <text:p>7098.57142857143</text:p>
              </table:table-cell>
              <table:table-cell office:value-type="float" office:value="7">
                <text:p>7</text:p>
              </table:table-cell>
              <table:table-cell office:value-type="float" office:value="2.27518315018315">
                <text:p>2.275183150183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87.25">
                <text:p>7087.25</text:p>
              </table:table-cell>
              <table:table-cell office:value-type="float" office:value="8">
                <text:p>8</text:p>
              </table:table-cell>
              <table:table-cell office:value-type="float" office:value="2.59036915204678">
                <text:p>2.590369152046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078.44444444444">
                <text:p>7078.44444444444</text:p>
              </table:table-cell>
              <table:table-cell office:value-type="float" office:value="9">
                <text:p>9</text:p>
              </table:table-cell>
              <table:table-cell office:value-type="float" office:value="2.87274531024531">
                <text:p>2.872745310245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71.4">
                <text:p>7071.4</text:p>
              </table:table-cell>
              <table:table-cell office:value-type="float" office:value="10">
                <text:p>10</text:p>
              </table:table-cell>
              <table:table-cell office:value-type="float" office:value="3.17958633093525">
                <text:p>3.179586330935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65.63636363636">
                <text:p>7065.63636363636</text:p>
              </table:table-cell>
              <table:table-cell office:value-type="float" office:value="11">
                <text:p>11</text:p>
              </table:table-cell>
              <table:table-cell office:value-type="float" office:value="3.44833399884644">
                <text:p>3.448333998846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172cm" svg:height="7.931cm" xlink:href=".." xlink:type="simple" chart:class="chart:line" chart:style-name="ch1">
        <chart:legend chart:legend-position="end" svg:x="10.505cm" svg:y="3.666cm" style:legend-expansion="high" chart:style-name="ch2"/>
        <chart:plot-area chart:style-name="ch3" table:cell-range-address="Tabelle1.E86:Tabelle1.E92" svg:x="1.001cm" svg:y="0.21cm" svg:width="9.702cm" svg:height="7.581cm">
          <chartooo:coordinate-region svg:x="1.728cm" svg:y="0.409cm" svg:width="8.881cm" svg:height="6.73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E86:Tabelle1.E92" chart:class="chart:line"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91577681838096">
                <text:p>0.791577681838096</text:p>
                <draw:g>
                  <svg:desc>Tabelle1.E86:Tabelle1.E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30824058809859">
                <text:p>1.308240588098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77641936141526">
                <text:p>1.776419361415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19208340951297">
                <text:p>2.192083409512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60741111800438">
                <text:p>2.607411118004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01101784995786">
                <text:p>3.011017849957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40127318782365">
                <text:p>3.401273187823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735cm" svg:height="7.839cm" xlink:href=".." xlink:type="simple" chart:class="chart:line" chart:style-name="ch1">
        <chart:legend svg:x="10.75cm" svg:y="2.493cm" style:legend-expansion="custom" chartooo:width="2.658cm" chartooo:height="2.852cm" style:legend-expansion-aspect-ratio="0.931977559607293" chart:style-name="ch2"/>
        <chart:plot-area chart:style-name="ch3" table:cell-range-address="Tabelle1.E28:Tabelle1.E38" svg:x="0.282cm" svg:y="-0.199cm" svg:width="10.848cm" svg:height="7.632cm">
          <chartooo:coordinate-region svg:x="0.903cm" svg:y="0cm" svg:width="10.04cm" svg:height="6.78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E28:Tabelle1.E38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2995218579235">
                <text:p>5.2995218579235</text:p>
                <draw:g>
                  <svg:desc>Tabelle1.E28:Tabelle1.E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.89813701923077">
                <text:p>9.898137019230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.1793355855856">
                <text:p>14.17933558558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.7469579646018">
                <text:p>18.74695796460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.9067204301075">
                <text:p>22.90672043010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.7697510822511">
                <text:p>27.76975108225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.9992004264392">
                <text:p>31.99920042643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.4102224576271">
                <text:p>36.41022245762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.5946016771488">
                <text:p>40.59460167714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.8332446808511">
                <text:p>45.83324468085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.1471987315011">
                <text:p>50.147198731501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162cm" svg:height="3.782cm" xlink:href=".." xlink:type="simple" chart:class="chart:line" chart:style-name="ch1">
        <chart:legend chart:legend-position="end" svg:x="5.495cm" svg:y="1.592cm" style:legend-expansion="high" chart:style-name="ch2"/>
        <chart:plot-area chart:style-name="ch3" table:cell-range-address="Tabelle1.E1:Tabelle1.E4" svg:x="0.163cm" svg:y="0.075cm" svg:width="5.169cm" svg:height="3.632cm">
          <chartooo:coordinate-region svg:x="0.97cm" svg:y="0.274cm" svg:width="4.083cm" svg:height="2.78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E1:Tabelle1.E4" chart:class="chart:line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44">
                <text:p>1.44</text:p>
                <draw:g>
                  <svg:desc>Tabelle1.E1:Tabelle1.E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.16">
                <text:p>20.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9.39">
                <text:p>189.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94.55">
                <text:p>1694.5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256cm" svg:height="8.472cm" xlink:href=".." xlink:type="simple" chart:class="chart:line" chart:style-name="ch1">
        <chart:legend chart:legend-position="end" svg:x="8.178cm" svg:y="3.937cm" style:legend-expansion="high" chart:style-name="ch2"/>
        <chart:plot-area chart:style-name="ch3" table:cell-range-address="Tabelle1.C16:Tabelle1.C26" svg:x="-0.775cm" svg:y="0.191cm" svg:width="9.581cm" svg:height="8.182cm">
          <chartooo:coordinate-region svg:x="0.693cm" svg:y="0.39cm" svg:width="7.927cm" svg:height="7.33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1.C16:Tabelle1.C26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642">
                <text:p>7642</text:p>
                <draw:g>
                  <svg:desc>Tabelle1.C16:Tabelle1.C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325">
                <text:p>73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219.33333333333">
                <text:p>7219.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166.5">
                <text:p>7166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134.8">
                <text:p>7134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113.66666666667">
                <text:p>7113.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98.57142857143">
                <text:p>7098.57142857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87.25">
                <text:p>7087.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078.44444444444">
                <text:p>7078.444444444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71.4">
                <text:p>7071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65.63636363636">
                <text:p>7065.6363636363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3cm" svg:height="8.996cm" xlink:href=".." xlink:type="simple" chart:class="chart:line" chart:style-name="ch1">
        <chart:legend chart:legend-position="end" svg:x="13.373cm" svg:y="4.199cm" style:legend-expansion="high" chart:style-name="ch2"/>
        <chart:plot-area chart:style-name="ch3" table:cell-range-address="Tabelle1.F16:Tabelle1.F38" svg:x="0.48cm" svg:y="0.141cm" svg:width="12.727cm" svg:height="8.636cm">
          <chartooo:coordinate-region svg:x="1.657cm" svg:y="0.341cm" svg:width="11.363cm" svg:height="7.78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F16:Tabelle1.F38" chart:class="chart:line">
            <chart:data-point chart:repeated="2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272">
                <text:p>14272</text:p>
                <draw:g>
                  <svg:desc>Tabelle1.F16:Tabelle1.F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816">
                <text:p>88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12">
                <text:p>65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72">
                <text:p>50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08">
                <text:p>42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68">
                <text:p>35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20">
                <text:p>31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36">
                <text:p>27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64">
                <text:p>24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24">
                <text:p>22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856">
                <text:p>58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328">
                <text:p>33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68">
                <text:p>23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88">
                <text:p>14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32">
                <text:p>12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88">
                <text:p>68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